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  <style:text-properties fo:font-size="11pt" fo:language="none" fo:country="none" style:font-size-asian="11pt" style:font-size-complex="11pt"/>
    </style:style>
    <style:style style:name="P2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11pt" fo:language="none" fo:country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nemis couleurs différentes, IA différentes</text:p>
      <text:p text:style-name="P1">Joli menu</text:p>
      <text:p text:style-name="P1">Taille niveaux</text:p>
      <text:p text:style-name="P1">générateur niveaux</text:p>
      <text:p text:style-name="P1">La pub - donne des bonus ? des vies ?</text:p>
      <text:p text:style-name="P1">Notation des niveaux -&gt; étoiles ? Achivements ?</text:p>
      <text:p text:style-name="P1">Modes - Time Attack, Aléatoire, normal</text:p>
      <text:p text:style-name="P1">Normal - tableaux des niveaux, augmenter difficulté</text:p>
      <text:p text:style-name="P1">Achivements, score</text:p>
      <text:p text:style-name="P1">Chrono</text:p>
      <text:p text:style-name="P1">Thème</text:p>
      <text:p text:style-name="P1">Playstore</text:p>
      <text:p text:style-name="P1">Bande-son</text:p>
      <text:p text:style-name="P1">Grille</text:p>
      <text:p text:style-name="P1">Menu option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letter-kerning="true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51" meta:character-count="323"/>
    <meta:generator>OpenOffice/4.0.1$Win32 OpenOffice.org_project/401m5$Build-9714</meta:generator>
  </office:meta>
</office:document-meta>
</file>